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font-name="Times New Roman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T3" style:family="text">
      <style:text-properties style:text-line-through-style="solid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style:text-line-through-style="none" style:font-name="Times New Roma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1_4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For Parashat B<text:span text:style-name="T1">ó</text:span><text:span text:style-name="T2">/</text:span></text:p>
      <text:p text:style-name="P6"/>
      <text:p text:style-name="P7">[Page 1]</text:p>
      <text:p text:style-name="P4"><text:span text:style-name="T2">[Hebrew]/ "It shall be </text:span><text:span text:style-name="T4">as</text:span><text:span text:style-name="T6"> to thee for a sign upon thy hand, and </text:span><text:span text:style-name="T4">as</text:span><text:span text:style-name="T6"> for a me-/morial between thy eyes, in order that the Law of the Lord/ may be in thy mouth," namely, </text:span><text:span text:style-name="T4">always before thy mind</text:span><text:span text:style-name="T6"> ever present./ <text:s/>Brethren. <text:s/>This sentence in our Parasha, recalls to my/ memory two writings, which have lately given me/ some pleasure, mingled with much pain. <text:s/>The first I men-/-tioned already in one of my recent lectures. <text:s/>It came/ from the pen of a clever English Jew, who is young in/ years, but seems to be ripe in scholarship. <text:s/>Mr/ Claude Montefiore has set forth ideas entirely </text:span><text:span text:style-name="T4">opposed</text:span><text:span text:style-name="T6"> contrary/ to those which I hold; but that does not prevent/ my giving him credit for sincerity. <text:s/>The more ready/ I am to do him that justice, because I have heard/ that, being rich, he still purposes entering the mi-/-nistry, to enjoy ample opportunities for instilling/ his views into the minds of the rising generation./ <text:s/>AS he will bring to the task, earnestness and a/ general acquaintance with the works of modern/ authors, specially of the German school, now a days most/ popular, </text:span><text:span text:style-name="T4">the</text:span><text:span text:style-name="T6"> his chances of </text:span><text:span text:style-name="T4">his</text:span><text:span text:style-name="T6"> success are fair./</text:span></text:p>
      <text:p text:style-name="P8"/>
      <text:p text:style-name="P8">[Page 2]</text:p>
      <text:p text:style-name="P8">I do not wish that his teachings may gain/ followers, because I consider them destructive. <text:s/>Yet,/ better the agitation of skepticism than the stagnation of the Agnostics./ <text:s/>I <text:span text:style-name="T3">am</text:span> felt pleased that amidst such prevailing indif-/-ference, a youth, in affluence, who might find abundant scope/ for the indulgence of a <text:soft-page-break/>worldly disposition, and vulgar propen-/-sities, should devote<text:span text:style-name="T3">s</text:span> his thoughts to the serious subject/ of his people's religion. <text:s/>He meets in it two/ extremes, a blind attachment to forms among some,/ and a withering apathy towards <text:span text:style-name="T3">even</text:span> the <text:span text:style-name="T3">underlying</text:span> pervading/ spirit among others, and he <text:span text:style-name="T3">thinks</text:span> imagines that by banishing/ away most of the forms, the spirit will <text:span text:style-name="T3">rise</text:span> step forward and/ assert its supremacy./</text:p>
      <text:p text:style-name="P8">A <text:span text:style-name="T3">strong</text:span> warm advocate of Mr Montefiore's opinions, is/ a liberal Christian lady, whose writing presents a<text:span text:style-name="T3">n flowing attractive</text:span> flowing/ style and calm reasoning. <text:s/>Miss Frances Power/ Cobbe <text:span text:style-name="T3">agrees with the</text:span> praises her Jewish young countryman, who/ aims to change the traditional aspect of Judaism,/ but she contends that he stopped short in the middle/ of a progressive way, and did not summon courage/ to go as far as it is actually needed. <text:s/>According to her/ judgment, Judaism, to have a future, must turn/ its back altogether upon the past./</text:p>
      <text:p text:style-name="P8"/>
      <text:p text:style-name="P8">[Page 3]</text:p>
      <text:p text:style-name="P8">It must proclaim to the world, that it discards/ all doctrines, except the belief in One God, and the im-/-mortality of the soul. <text:s/>It must declare that it rejects/ all ordinances, except those moral rules of the Pen-/-tateuch, which Christianity has accepted and, as she thinks, improved upon. <text:s/>She asserts/ that to change <text:span text:style-name="T7">Judenheze</text:span><text:span text:style-name="T8">--Jew baiting--which she deplores,/ into </text:span><text:span text:style-name="T7">Judenliebe</text:span><text:span text:style-name="T8">--Jew loving--which she longs for, her/ suggestions must be adopted; for, the enlightened/ of mankind are </text:span><text:span text:style-name="T5">unwilling to</text:span><text:span text:style-name="T8"> weary of tolerating </text:span><text:span text:style-name="T5">any more</text:span><text:span text:style-name="T8"> the/ existence of a nation within other nations. <text:s/>On reading/ that </text:span><text:span text:style-name="T5">excellently</text:span><text:span text:style-name="T8"> attractively written essay, I exclaimed: God save us from our friends./ <text:s/>What future will Judaism possibly have, once that it is/ no longer Judaism? <text:s/>If every distinctive characteristic/ is removed, how </text:span><text:span text:style-name="T5">could</text:span><text:span text:style-name="T8"> can it perform a distinctive mission?/ <text:s/>Let me use plain, very plain language. <text:s/>Suppose/ that a father designs one of his children, as his commercial/ representative abroad. <text:s/>He will furnish him with/ some object as a credential, and at the same time, as a reminder of/ the charge given. <text:s/>Let it be a ring, a staff, or a/ paper. <text:s/>So long as that object exists, the commission will/ be credited and duly performed. <text:s/>Destroy it, and the end it was/ intended to reach, will be defeated./</text:span></text:p>
      <text:p text:style-name="P8"><text:span text:style-name="T8"/></text:p>
      <text:p text:style-name="P8"><text:span text:style-name="T8">[Page 4]</text:span></text:p>
      <text:p text:style-name="P8"><text:span text:style-name="T8">Moses has said it [Hebrew]/ [Hebrew]. <text:s/>"It shall be to thee, </text:span><text:span text:style-name="T5">as</text:span><text:span text:style-name="T8"> for a sign/ upon thy hand, and </text:span><text:span text:style-name="T5">as</text:span><text:span text:style-name="T8"> for a memorial, between thy eyes,/ in order that the Law of the Lord may be in thy month,"/ namely </text:span><text:span text:style-name="T5">always</text:span><text:span text:style-name="T8"> ever present. <text:s/>Miss Cobbe,/ notwithstanding her evidently bright intellect mis-/-takes human nature, if she believes that the Monothe-/-ism of the Jew, will remain pure and purify Christ-/-ianity of its dogmatic dross, after the Jew shall/ have ceased to be a Jew. <text:s/>On the contrary, having/ nothing for its support; the Abrahamic covenant being/ abolished; the Sabbath </text:span><text:span text:style-name="T5">transformed</text:span><text:span text:style-name="T8"> transferred to </text:span><text:span text:style-name="T5">a more convenient</text:span><text:span text:style-name="T8"> another day for convenience sake, the historical holi-/-days repealed; the dietary prescriptions abrogated,/ and intermarriages encouraged, Monotheism </text:span><text:span text:style-name="T5">will</text:span><text:span text:style-name="T8"> must per force lose/ its identity through the irresistible </text:span><text:span text:style-name="T5">force</text:span><text:span text:style-name="T8"> concurrence of circum-/-stances. <text:s/>The idea of the Unity which/ has made Israel the martyr people for the final/ humanising of all races, will be wiped away/ from the memory of its few appointed guardians,/ without having effected any perceptible change/ for the better in the </text:span><text:span text:style-name="T5">belief</text:span><text:span text:style-name="T8"> dogma of the trinity among the many, who/ still adhere to it./</text:span></text:p>
      <text:p text:style-name="P8"><text:span text:style-name="T8"/></text:p>
      <text:p text:style-name="P8"><text:span text:style-name="T8">[Page 5]</text:span></text:p>
      <text:p text:style-name="P8"><text:span text:style-name="T8">You ask: How will it then end? <text:s/>Can we/ </text:span><text:span text:style-name="T5">ever</text:span><text:span text:style-name="T8"> stand for ever the opposition of communities, that reckon/ tens of thousands to our ones? <text:s/>This question, often/ occurs to my mind, and it/ troubles and saddens me. <text:s/>If Jews </text:span><text:span text:style-name="T5">where</text:span><text:span text:style-name="T8"> were what/ Moses and the prophets desired them to be, the/ answer would come readily and afford delight. <text:s/>If/ Jews, with scarcely an exception, were upright in/ their dealings, moral in their behaviour, conscientious/ in their religious practices; in one word, if they were/ [Hebrew] "A holy people"; we could say to </text:span><text:span text:style-name="T5">our adversaries</text:span><text:span text:style-name="T8"> mankind:/ "Look and learn. <text:s/>Our common Parent has placed a small/ family in the midst of a large family as a model,/ that you all may benefit. <text:s/>See how the idea </text:span><text:span text:style-name="T5">of</text:span><text:span text:style-name="T8">/ that the Lord is One all-creating, all-watching/ and all-saving keeps that small family up in/ </text:span><text:soft-page-break/><text:span text:style-name="T8">virtue." <text:s/>Could we say so, we would not alone disarm op-/-position, </text:span><text:span text:style-name="T5">command</text:span><text:span text:style-name="T8"> but challenge universal respect, and win followers to/ our glorious belief. <text:s/>But could we </text:span><text:span text:style-name="T5">honestly</text:span><text:span text:style-name="T8"> speak/ now thus, </text:span><text:span text:style-name="T5">without the</text:span><text:span text:style-name="T8"> and fear </text:span><text:span text:style-name="T5">of</text:span><text:span text:style-name="T8"> not a rebuke? <text:s/>Willing/ as I am to admit that in the aggregate we/ are not worse, but on many points better than our/ neighbors of other creeds, I would not venture upon that address/ to the gentiles./</text:span></text:p>
      <text:p text:style-name="P8"><text:span text:style-name="T8"/></text:p>
      <text:p text:style-name="P8"><text:span text:style-name="T8">[Page 6]</text:span></text:p>
      <text:p text:style-name="P8"><text:span text:style-name="T8">Yet, I do not waver in my faith. <text:s/></text:span><text:span text:style-name="T5">does not waver. <text:s/>Israel</text:span><text:span text:style-name="T8"> Israel will abide everlastingly, despite persecution from without and dereliction from within. <text:s/>He has been/ chosen [Hebrew] "as a liht to nations," and the/ sufferings it bears at different intervals are so/ many messages from above recalling the selection,/ and demanding obedience to the ancient covenant. <text:s/>For/ by a strict observance to the latter, and not by more/ abstractions can we hope to attract the world's attention/ to redeeming truths, and unite </text:span><text:span text:style-name="T5">mankind</text:span><text:span text:style-name="T8"> the human race in the belief of/ the absolute almightiness of God! <text:s/>It is not for/ us, finite beings, to search when that promised uni-/-fication will be brought about, but it is our bounden/ duty, as appointed workers, to labor for the Lord,/ in sincerity and singleness of heart. <text:s/>Blessed/ </text:span><text:span text:style-name="T7">Judenheze</text:span><text:span text:style-name="T8">, if it should stir up Hebrews to mighty/ exertions, so that the </text:span><text:span text:style-name="T5">sar</text:span><text:span text:style-name="T8"> shame of materialism on/ one side, and of bigotry on the other be rolled/ away, so that we present mankind the aspect/ which Moses and the prophets would give their/ people, so that </text:span><text:span text:style-name="T5">we be acknowledged</text:span><text:span text:style-name="T8"> our deeds prove us the witnesses/ of the </text:span><text:span text:style-name="T5">Eternal</text:span><text:span text:style-name="T8"> Lord, who is alone </text:span><text:span text:style-name="T5">the Lord</text:span><text:span text:style-name="T8"> Eternal, and besides whom/ there is no saviour [Hebrew]/</text:span></text:p>
      <text:p text:style-name="P8"><text:span text:style-name="T8"/></text:p>
      <text:p text:style-name="P8"><text:span text:style-name="T8">[Page 7]</text:span></text:p>
      <text:p text:style-name="P8"><text:span text:style-name="T8">High-spirited youths now smarting under the/ strokes of racial prejudices, seek a remedy in/ breaking down all ritual distinctions. <text:s/>I </text:span><text:span text:style-name="T5">do</text:span><text:span text:style-name="T8"> will not im-/-pugn their motives. <text:s/>They may be honest. <text:s/>But their earnestness in/ destroying, must be antagonized by the enthusiasm/ of conservatism. <text:s/>The ministry of a Claude Mon-/-tefiore that would save monotheism by chaining Judaism to the chariot/ wheel of Christianity, must meet a ministry that/ will vindicate the right of the mother religion to/ remain free and do her assigned mission. <text:s/>The firmness of/ convictions in enlightened orthodoxy must be pitted against the boldness/ of </text:span><text:span text:style-name="T5">self-dependence</text:span><text:span text:style-name="T8"> a delusive reform. <text:s/>But then no uncertain/ sounds should proceed from the defenders. <text:s/>Judaism shall/ be preserved unentangled by dangerous compromises, but let its principles be clearly defined, that the young/ generation rightly understand it. <text:s/>The archprophet has shown/ us </text:span><text:span text:style-name="T5">to day</text:span><text:span text:style-name="T8"> the way [Hebrew]/ [Hebrew] "It shall be to thee, </text:span><text:span text:style-name="T5">as</text:span><text:span text:style-name="T8"> for a sign upon/ thy hand, and </text:span><text:span text:style-name="T5">as</text:span><text:span text:style-name="T8"> for a memorial between thy eyes, in order/ that the Law of the Lord be in thy mouth," namely, ever present. <text:s/>Forms are/ means to an end. <text:s/>They are invaluable as reminders and/ as certificates of our credentials from on high. <text:s/>Let us however, take heed that/ they do not usurp the place of the Torah--which means/</text:span></text:p>
      <text:p text:style-name="P8"><text:span text:style-name="T8"/></text:p>
      <text:p text:style-name="P8"><text:span text:style-name="T8">[Page 8]</text:span></text:p>
      <text:p text:style-name="P8"><text:span text:style-name="T8">a heavenly instruction, the imparting designed/ to make us exemplary in all </text:span><text:span text:style-name="T5">the</text:span><text:span text:style-name="T8"> our various relations. </text:span><text:span text:style-name="T5">of life</text:span><text:span text:style-name="T8">/ <text:s/>For </text:span><text:span text:style-name="T5">then</text:span><text:span text:style-name="T8"> if they do, we would then lose our life-giving/ subsistence, and depend on unrealities. <text:s/>We would/ part with the kernel, to hold on to the shell. <text:s/>Let/ the young hear it and their elders enforce the lesson by/ example. <text:s/>A Jew, because he is a Jew, has assumed/ special directions, in addition to the rules of integrity,/ of justice and beneficence, which ought to govern society./ <text:s/>Those directions are the emanations of inspired wisdom./ <text:s/>Our legislator enacted them as warnings against evil/ doing, as checks upon unruly propensities. <text:s/>So long/ as they subserve that sacred purpose, they are worthy/ of all veneration. <text:s/>When they represent nothing any/ more, or, what is worse, when they are construed into/ an exemption for the fulfilment of social obliga-/-tions, then their character changes from holiness/ into profanity. <text:s/>May it never be so with us./</text:span></text:p>
      <text:p text:style-name="P8"><text:span text:style-name="T8"/></text:p>
      <text:p text:style-name="P8"><text:soft-page-break/><text:span text:style-name="T8">(Here followed an address to a Bart Mitzvah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02T15:49:34.74</meta:creation-date>
    <dc:date>2012-05-03T12:27:29.69</dc:date>
    <dc:creator>Penn Libraries</dc:creator>
    <meta:editing-duration>PT01H21M03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0" meta:word-count="1792" meta:character-count="11016"/>
  </office:meta>
</office:document-meta>
</file>